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style:line-height-at-least="0.556cm" fo:widows="1" fo:text-indent="0cm" style:auto-text-indent="false"/>
    </style:style>
    <style:style style:name="P2" style:family="paragraph" style:parent-style-name="Standard">
      <style:paragraph-properties fo:margin-left="0cm" fo:margin-right="0cm" style:line-height-at-least="0.556cm" fo:widows="1" fo:text-indent="0cm" style:auto-text-indent="false"/>
      <style:text-properties fo:font-weight="bold" style:font-weight-asian="bold" style:font-weight-complex="bold"/>
    </style:style>
    <style:style style:name="P3" style:family="paragraph" style:parent-style-name="Standard">
      <style:paragraph-properties fo:margin-left="0cm" fo:margin-right="0cm" style:line-height-at-least="0.556cm" fo:widows="1" fo:text-indent="0cm"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mpte rendu : Mercredi 3 juin </text:p>
      <text:p text:style-name="Standard"/>
      <text:p text:style-name="Standard"><text:span text:style-name="T1">Pour le filtre dans hikashop</text:span> : Problème d'affichage du filtre inexplicable tout les réglages sont ok. J'ai essayé de publier et dépublier ça change rien. J'ai essayé dans créer un autre, rien à faire. J'ai testé toutes les options et types possible .Seule l'option texte marche. Je l'ai laissé en attendant.</text:p>
      <text:p text:style-name="Standard"/>
      <text:p text:style-name="P1"><text:span text:style-name="T1">module hikashop page d'accueil : </text:span><text:span text:style-name="T2">Problème, je ne sais pas pourquoi quand je change le nombre de produit à afficher ça marche mais quand je modifie le nombre de colonne ça ne marche pas. </text:span></text:p>
      <text:p text:style-name="P2"/>
      <text:p text:style-name="P1"><text:span text:style-name="T1">catégorie de la boutique : </text:span><text:span text:style-name="T2">J'ai bien regarder aussi, on ne peut pas ajouter de photo dans les modules hikashop, on peut juste modifier le nombre de colonne et la position. Je ne sais pas ce que tu veux faire du coup.</text:span></text:p>
      <text:p text:style-name="P3"/>
      <text:p text:style-name="P1"><text:span text:style-name="T1">Infos des articles + bouton ajouter aux tableaux à droite de l'image</text:span><text:span text:style-name="T2"> :Je n'ai pas trouvé de solution encore non plus.</text:span></text:p>
      <text:p text:style-name="P3"/>
      <text:p text:style-name="P3">Pour toutes ces raison je pense contacter le sav avec l'email que tu m'as donné, mais je me demandais je dois écrire le mail en anglais ou en français ? </text:p>
      <text:p text:style-name="P3"/>
      <text:p text:style-name="P3">Dsl je sais pas pourquoi j'ai eu du mal à trouver des solutions aujourd'hui. Je recommence demain avec l'esprit reposé.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a carriere</meta:initial-creator>
    <meta:creation-date>2015-06-03T10:24:29.30</meta:creation-date>
    <dc:date>2015-06-03T18:12:11.34</dc:date>
    <dc:creator>flora carriere</dc:creator>
    <meta:editing-duration>PT12M53S</meta:editing-duration>
    <meta:editing-cycles>3</meta:editing-cycles>
    <meta:generator>OpenOffice.org/3.3$Win32 OpenOffice.org_project/330m20$Build-9567</meta:generator>
    <meta:document-statistic meta:table-count="0" meta:image-count="0" meta:object-count="0" meta:page-count="1" meta:paragraph-count="7" meta:word-count="204" meta:character-count="1130"/>
  </office:meta>
</office:document-meta>
</file>